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color="#000000" draw:marker-end="Arrowheads_20_1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ashed" svg:stroke-color="#000000" draw:marker-end="Arrowheads_20_3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end="Arrowheads_20_3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ashed" svg:stroke-color="#000000" draw:marker-end="Arrowheads_20_3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Fine_20_Dashed" svg:stroke-color="#000000" draw:marker-end="Arrowheads_20_3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Fine_20_Dashed" svg:stroke-color="#000000" draw:marker-end="Arrowheads_20_3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Fine_20_Dashed" svg:stroke-color="#000000" draw:marker-end="Arrowheads_20_3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Fine_20_Dashed" svg:stroke-color="#000000" draw:marker-end="Arrowheads_20_3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marker-end="Arrowheads_20_4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marker-end="Arrowheads_20_3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marker-end="Arrowheads_20_3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marker-end="Arrowheads_20_3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.2504in" svg:height="0.3106in" svg:x="1.1299in" svg:y="3.5154in"><draw:text-box><text:p text:style-name="P1"><text:span text:style-name="T1">GameState</text:span></text:p></draw:text-box></draw:frame><draw:frame text:anchor-type="paragraph" draw:z-index="1" draw:style-name="gr1" draw:text-style-name="P2" svg:width="1.2504in" svg:height="0.3106in" svg:x="3.6299in" svg:y="3.5154in"><draw:text-box><text:p text:style-name="P1"><text:span text:style-name="T1">GameFrame</text:span></text:p></draw:text-box></draw:frame><draw:line text:anchor-type="paragraph" draw:z-index="2" draw:style-name="gr2" draw:text-style-name="P1" svg:x1="3.6299in" svg:y1="3.661in" svg:x2="2.3799in" svg:y2="3.661in"><text:p/></draw:line><draw:frame text:anchor-type="paragraph" draw:z-index="3" draw:style-name="gr1" draw:text-style-name="P2" svg:width="1.2504in" svg:height="0.3106in" svg:x="0.1193in" svg:y="4.578in"><draw:text-box><text:p text:style-name="P1"><text:span text:style-name="T1">GameMap</text:span></text:p></draw:text-box></draw:frame><draw:frame text:anchor-type="paragraph" draw:z-index="4" draw:style-name="gr1" draw:text-style-name="P2" svg:width="1.2504in" svg:height="0.3106in" svg:x="1.8484in" svg:y="4.578in"><draw:text-box><text:p text:style-name="P1"><text:span text:style-name="T1">Player</text:span></text:p></draw:text-box></draw:frame><draw:frame text:anchor-type="paragraph" draw:z-index="5" draw:style-name="gr1" draw:text-style-name="P2" svg:width="1.2504in" svg:height="0.3106in" svg:x="-0.3283in" svg:y="5.5465in"><draw:text-box><text:p text:style-name="P1"><text:span text:style-name="T1">Tile</text:span></text:p></draw:text-box></draw:frame><draw:frame text:anchor-type="paragraph" draw:z-index="6" draw:style-name="gr1" draw:text-style-name="P2" svg:width="1.2504in" svg:height="0.4752in" svg:x="1.4634in" svg:y="5.5465in"><draw:text-box><text:p text:style-name="P1"><text:span text:style-name="T1">&lt;&lt;interface&gt;&gt;</text:span></text:p><text:p text:style-name="P1"><text:span text:style-name="T1">Entity</text:span></text:p></draw:text-box></draw:frame><draw:line text:anchor-type="paragraph" draw:z-index="7" draw:style-name="gr3" draw:text-style-name="P1" svg:x1="0.7339in" svg:y1="4.578in" svg:x2="1.5984in" svg:y2="3.826in"><text:p/></draw:line><draw:line text:anchor-type="paragraph" draw:z-index="8" draw:style-name="gr3" draw:text-style-name="P1" svg:x1="2.4528in" svg:y1="4.578in" svg:x2="1.911in" svg:y2="3.826in"><text:p/></draw:line><draw:line text:anchor-type="paragraph" draw:z-index="9" draw:style-name="gr3" draw:text-style-name="P1" svg:x1="2.0465in" svg:y1="5.5465in" svg:x2="1.1508in" svg:y2="4.8882in"><text:p/></draw:line><draw:line text:anchor-type="paragraph" draw:z-index="10" draw:style-name="gr3" draw:text-style-name="P1" svg:x1="0.3071in" svg:y1="5.5465in" svg:x2="0.7236in" svg:y2="4.8882in"><text:p/></draw:line><draw:frame text:anchor-type="paragraph" draw:z-index="11" draw:style-name="gr1" draw:text-style-name="P2" svg:width="1.2504in" svg:height="0.3106in" svg:x="3.4528in" svg:y="4.5882in"><draw:text-box><text:p text:style-name="P1"><text:span text:style-name="T1">MapPanel</text:span></text:p></draw:text-box></draw:frame><draw:frame text:anchor-type="paragraph" draw:z-index="12" draw:style-name="gr1" draw:text-style-name="P2" svg:width="1.2504in" svg:height="0.3106in" svg:x="5.0882in" svg:y="4.5882in"><draw:text-box><text:p text:style-name="P1"><text:span text:style-name="T1">Controls</text:span></text:p></draw:text-box></draw:frame><draw:frame text:anchor-type="paragraph" draw:z-index="13" draw:style-name="gr1" draw:text-style-name="P2" svg:width="1.2504in" svg:height="0.3106in" svg:x="5.6193in" svg:y="3.5154in"><draw:text-box><text:p text:style-name="P1"><text:span text:style-name="T1">SpriteCache</text:span></text:p></draw:text-box></draw:frame><draw:line text:anchor-type="paragraph" draw:z-index="14" draw:style-name="gr3" draw:text-style-name="P1" svg:x1="4.0988in" svg:y1="4.5886in" svg:x2="4.2343in" svg:y2="3.826in"><text:p/></draw:line><draw:line text:anchor-type="paragraph" draw:z-index="15" draw:style-name="gr3" draw:text-style-name="P1" svg:x1="5.7551in" svg:y1="4.5886in" svg:x2="4.8799in" svg:y2="3.826in"><text:p/></draw:line><draw:line text:anchor-type="paragraph" draw:z-index="16" draw:style-name="gr3" draw:text-style-name="P1" svg:x1="5.6197in" svg:y1="3.6406in" svg:x2="4.8799in" svg:y2="3.6614in"><text:p/></draw:line><draw:frame text:anchor-type="paragraph" draw:z-index="17" draw:style-name="gr1" draw:text-style-name="P2" svg:width="1.2504in" svg:height="0.3106in" svg:x="1.1091in" svg:y="2.3902in"><draw:text-box><text:p text:style-name="P1"><text:span text:style-name="T1">GameLog</text:span></text:p></draw:text-box></draw:frame><draw:frame text:anchor-type="paragraph" draw:z-index="18" draw:style-name="gr1" draw:text-style-name="P2" svg:width="1.2504in" svg:height="0.3106in" svg:x="1.1091in" svg:y="1.2134in"><draw:text-box><text:p text:style-name="P1"><text:span text:style-name="T1">GameMessages</text:span></text:p></draw:text-box></draw:frame><draw:line text:anchor-type="paragraph" draw:z-index="19" draw:style-name="gr3" draw:text-style-name="P1" svg:x1="1.7457in" svg:y1="2.7008in" svg:x2="1.7457in" svg:y2="3.5154in"><text:p/></draw:line><draw:line text:anchor-type="paragraph" draw:z-index="20" draw:style-name="gr4" draw:text-style-name="P1" svg:x1="1.7457in" svg:y1="2.3902in" svg:x2="1.7457in" svg:y2="1.5236in"><text:p/></draw:line><draw:frame text:anchor-type="paragraph" draw:z-index="21" draw:style-name="gr5" svg:width="0.7815in" svg:height="0.4039in" svg:x="1.9335in" svg:y="1.8693in"><draw:text-box><text:p>&lt;&lt;use&gt;&gt;</text:p><text:p/></draw:text-box></draw:frame><draw:frame text:anchor-type="paragraph" draw:z-index="22" draw:style-name="gr1" draw:text-style-name="P2" svg:width="1.2504in" svg:height="0.3106in" svg:x="3.6717in" svg:y="2.4217in"><draw:text-box><text:p text:style-name="P1"><text:span text:style-name="T1">LogTextArea</text:span></text:p></draw:text-box></draw:frame><draw:line text:anchor-type="paragraph" draw:z-index="23" draw:style-name="gr6" draw:text-style-name="P1" svg:x1="4.2665in" svg:y1="2.7319in" svg:x2="4.2665in" svg:y2="3.5154in"><text:p/></draw:line><draw:frame text:anchor-type="paragraph" draw:z-index="24" draw:style-name="gr7" svg:width="0.2189in" svg:height="0.2024in" svg:x="2.5689in" svg:y="4.3799in"><draw:text-box><text:p>1</text:p></draw:text-box></draw:frame><draw:frame text:anchor-type="paragraph" draw:z-index="25" draw:style-name="gr8" svg:width="0.1969in" svg:height="0.2606in" svg:x="0.5374in" svg:y="4.3173in"><draw:text-box><text:p>1</text:p></draw:text-box></draw:frame><draw:frame text:anchor-type="paragraph" draw:z-index="26" draw:style-name="gr9" svg:width="0.2295in" svg:height="0.2398in" svg:x="2.0898in" svg:y="5.3071in"><draw:text-box><text:p>*</text:p></draw:text-box></draw:frame><draw:frame text:anchor-type="paragraph" draw:z-index="27" draw:style-name="gr10" svg:width="0.2177in" svg:height="0.2189in" svg:x="0.5063in" svg:y="5.328in"><draw:text-box><text:p>*</text:p></draw:text-box></draw:frame><draw:frame text:anchor-type="paragraph" draw:z-index="28" draw:style-name="gr11" svg:width="0.2713in" svg:height="0.2315in" svg:x="1.8189in" svg:y="2.7008in"><draw:text-box><text:p>1</text:p></draw:text-box></draw:frame><draw:frame text:anchor-type="paragraph" draw:z-index="29" draw:style-name="gr12" svg:width="0.2606in" svg:height="0.2835in" svg:x="4.3189in" svg:y="2.7319in"><draw:text-box><text:p>1</text:p></draw:text-box></draw:frame><draw:frame text:anchor-type="paragraph" draw:z-index="30" draw:style-name="gr9" svg:width="0.2504in" svg:height="0.2398in" svg:x="5.4126in" svg:y="3.3591in"><draw:text-box><text:p>1</text:p></draw:text-box></draw:frame><draw:frame text:anchor-type="paragraph" draw:z-index="31" draw:style-name="gr9" svg:width="0.3441in" svg:height="0.2398in" svg:x="5.798in" svg:y="4.3484in"><draw:text-box><text:p>1</text:p></draw:text-box></draw:frame><draw:frame text:anchor-type="paragraph" draw:z-index="32" draw:style-name="gr13" svg:width="0.4067in" svg:height="0.2024in" svg:x="4.2339in" svg:y="4.328in"><draw:text-box><text:p>1</text:p></draw:text-box></draw:frame><draw:line text:anchor-type="paragraph" draw:z-index="34" draw:style-name="gr15" draw:text-style-name="P1" svg:x1="2.0898in" svg:y1="6.4232in" svg:x2="2.0898in" svg:y2="6.0217in"><text:p/></draw:line><draw:frame text:anchor-type="paragraph" draw:z-index="35" draw:style-name="gr14" draw:text-style-name="P2" svg:width="1.2504in" svg:height="0.3106in" svg:x="-0.4118in" svg:y="7.4945in"><draw:text-box><text:p text:style-name="P1"><text:span text:style-name="T1">Coordinate</text:span></text:p></draw:text-box></draw:frame><draw:frame text:anchor-type="paragraph" draw:z-index="36" draw:style-name="gr14" draw:text-style-name="P2" svg:width="1.2504in" svg:height="0.3106in" svg:x="1.4319in" svg:y="7.4839in"><draw:text-box><text:p text:style-name="P1"><text:span text:style-name="T1">Direction</text:span></text:p></draw:text-box></draw:frame><draw:line text:anchor-type="paragraph" draw:z-index="37" draw:style-name="gr16" draw:text-style-name="P1" svg:x1="0.3173in" svg:y1="9.7618in" svg:x2="1.8276in" svg:y2="9.7618in"><text:p/></draw:line><draw:line text:anchor-type="paragraph" draw:z-index="38" draw:style-name="gr16" draw:text-style-name="P1" svg:x1="0.3173in" svg:y1="9.7618in" svg:x2="0.3173in" svg:y2="8.502in"><text:p/></draw:line><draw:line text:anchor-type="paragraph" draw:z-index="39" draw:style-name="gr16" draw:text-style-name="P1" svg:x1="1.828in" svg:y1="9.7618in" svg:x2="1.828in" svg:y2="8.7673in"><text:p/></draw:line><draw:line text:anchor-type="paragraph" draw:z-index="40" draw:style-name="gr16" draw:text-style-name="P1" svg:x1="0.3173in" svg:y1="8.502in" svg:x2="1.5535in" svg:y2="8.502in"><text:p/></draw:line><draw:line text:anchor-type="paragraph" draw:z-index="41" draw:style-name="gr16" draw:text-style-name="P1" svg:x1="1.828in" svg:y1="8.7673in" svg:x2="1.5535in" svg:y2="8.4929in"><text:p/></draw:line><draw:line text:anchor-type="paragraph" draw:z-index="42" draw:style-name="gr16" draw:text-style-name="P1" svg:x1="1.5535in" svg:y1="8.7673in" svg:x2="1.828in" svg:y2="8.7673in"><text:p/></draw:line><draw:line text:anchor-type="paragraph" draw:z-index="43" draw:style-name="gr16" draw:text-style-name="P1" svg:x1="1.5535in" svg:y1="8.7673in" svg:x2="1.5535in" svg:y2="8.502in"><text:p/></draw:line><draw:frame text:anchor-type="paragraph" draw:z-index="44" draw:style-name="gr17" svg:width="1.3122in" svg:height="0.6961in" svg:x="0.4217in" svg:y="8.9728in"><draw:text-box><text:p>static classes used by most classes under GameState</text:p></draw:text-box></draw:frame><draw:line text:anchor-type="paragraph" draw:z-index="45" draw:style-name="gr18" draw:text-style-name="P1" svg:x1="1.4681in" svg:y1="8.502in" svg:x2="1.989in" svg:y2="7.7945in"><text:p/></draw:line><draw:line text:anchor-type="paragraph" draw:z-index="46" draw:style-name="gr18" draw:text-style-name="P1" svg:x1="0.2555in" svg:y1="7.8047in" svg:x2="0.6819in" svg:y2="8.502in"><text:p/></draw:line><draw:frame text:anchor-type="paragraph" draw:z-index="47" draw:style-name="gr1" draw:text-style-name="P2" svg:width="1.2504in" svg:height="0.3106in" svg:x="-0.4535in" svg:y="2.8992in"><draw:text-box><text:p text:style-name="P1"><text:span text:style-name="T1">MapGenerator</text:span></text:p></draw:text-box></draw:frame><draw:frame text:anchor-type="paragraph" draw:z-index="48" draw:style-name="gr1" draw:text-style-name="P2" svg:width="1.2504in" svg:height="0.3106in" svg:x="-0.4654in" svg:y="1.8575in"><draw:text-box><text:p text:style-name="P1"><text:span text:style-name="T1">Room</text:span></text:p></draw:text-box></draw:frame><draw:line text:anchor-type="paragraph" draw:z-index="49" draw:style-name="gr3" draw:text-style-name="P1" svg:x1="0.3311in" svg:y1="3.2098in" svg:x2="1.1295in" svg:y2="3.6453in"><text:p/></draw:line><draw:line text:anchor-type="paragraph" draw:z-index="50" draw:style-name="gr3" draw:text-style-name="P1" svg:x1="0.1228in" svg:y1="2.1681in" svg:x2="0.1228in" svg:y2="2.8992in"><text:p/></draw:line><draw:frame text:anchor-type="paragraph" draw:z-index="51" draw:style-name="gr19" svg:width="0.2843in" svg:height="0.3224in" svg:x="0.6354in" svg:y="3.2098in"><draw:text-box><text:p>1</text:p></draw:text-box></draw:frame><draw:frame text:anchor-type="paragraph" draw:z-index="52" draw:style-name="gr20" svg:width="0.1898in" svg:height="0.2622in" svg:x="0.1898in" svg:y="2.1681in"><draw:text-box><text:p>*</text:p></draw:text-box></draw:frame><draw:frame text:anchor-type="paragraph" draw:z-index="33" draw:style-name="gr14" draw:text-style-name="P2" svg:width="1.2504in" svg:height="0.3106in" svg:x="0.5047in" svg:y="6.6299in"><draw:text-box><text:p text:style-name="P1"><text:span text:style-name="T1">Key</text:span></text:p></draw:text-box></draw:frame><draw:frame text:anchor-type="paragraph" draw:z-index="53" draw:style-name="gr14" draw:text-style-name="P2" svg:width="1.2504in" svg:height="0.3106in" svg:x="2.5654in" svg:y="6.6299in"><draw:text-box><text:p text:style-name="P1"><text:span text:style-name="T1">Skeleton</text:span></text:p></draw:text-box></draw:frame><draw:line text:anchor-type="paragraph" draw:z-index="54" draw:style-name="gr21" draw:text-style-name="P1" svg:x1="1.3516in" svg:y1="6.402in" svg:x2="3.0598in" svg:y2="6.402in"><text:p/></draw:line><draw:line text:anchor-type="paragraph" draw:z-index="55" draw:style-name="gr22" draw:text-style-name="P1" svg:x1="3.0598in" svg:y1="6.402in" svg:x2="3.0598in" svg:y2="6.6299in"><text:p/></draw:line><draw:line text:anchor-type="paragraph" draw:z-index="56" draw:style-name="gr22" draw:text-style-name="P1" svg:x1="1.3516in" svg:y1="6.402in" svg:x2="1.3516in" svg:y2="6.6299in"><text:p/></draw:line><draw:frame text:anchor-type="paragraph" draw:z-index="57" draw:style-name="gr1" draw:text-style-name="P2" svg:width="1.2504in" svg:height="0.3106in" svg:x="-0.6634in" svg:y="3.9339in"><draw:text-box><text:p text:style-name="P1"><text:span text:style-name="T1">Corridor</text:span></text:p></draw:text-box></draw:frame><draw:line text:anchor-type="paragraph" draw:z-index="58" draw:style-name="gr23" draw:text-style-name="P1" svg:x1="-0.3154in" svg:y1="3.9343in" svg:x2="-0.1071in" svg:y2="3.2098in"><text:p/></draw:line><draw:frame text:anchor-type="paragraph" draw:z-index="59" draw:style-name="gr24" svg:width="0.2504in" svg:height="0.2024in" svg:x="-0.1799in" svg:y="3.7445in"><draw:text-box><text:p>*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marker draw:name="Arrowheads_20_3" draw:display-name="Arrowheads 3" svg:viewBox="0 0 3000 6000" svg:d="M1500 0l1500 3000-1500 3000-1500-3000z"/>
    <draw:marker draw:name="Arrowheads_20_4" draw:display-name="Arrowheads 4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2:23:53.569046981</meta:creation-date>
    <dc:date>2015-02-17T21:58:00.685311224</dc:date>
    <meta:editing-duration>PT24M39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